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873" officeooo:paragraph-rsid="00146873"/>
    </style:style>
    <style:style style:name="P2" style:family="paragraph" style:parent-style-name="Standard">
      <style:text-properties officeooo:rsid="0016df89" officeooo:paragraph-rsid="0016df89"/>
    </style:style>
    <style:style style:name="P3" style:family="paragraph" style:parent-style-name="Standard">
      <style:text-properties officeooo:rsid="0017d037" officeooo:paragraph-rsid="0017d037"/>
    </style:style>
    <style:style style:name="P4" style:family="paragraph" style:parent-style-name="Standard">
      <style:text-properties officeooo:rsid="0017d037" officeooo:paragraph-rsid="00204535"/>
    </style:style>
    <style:style style:name="P5" style:family="paragraph" style:parent-style-name="Standard">
      <style:text-properties officeooo:rsid="001ac34a" officeooo:paragraph-rsid="001ac34a"/>
    </style:style>
    <style:style style:name="P6" style:family="paragraph" style:parent-style-name="Standard">
      <style:text-properties officeooo:rsid="001cdcb8" officeooo:paragraph-rsid="001cdcb8"/>
    </style:style>
    <style:style style:name="P7" style:family="paragraph" style:parent-style-name="Standard">
      <style:text-properties officeooo:rsid="001f8f60" officeooo:paragraph-rsid="001f8f60"/>
    </style:style>
    <style:style style:name="P8" style:family="paragraph" style:parent-style-name="Standard">
      <style:text-properties officeooo:rsid="00204535" officeooo:paragraph-rsid="00204535"/>
    </style:style>
    <style:style style:name="P9" style:family="paragraph" style:parent-style-name="Standard">
      <style:text-properties officeooo:rsid="00287830" officeooo:paragraph-rsid="00287830"/>
    </style:style>
    <style:style style:name="T1" style:family="text">
      <style:text-properties officeooo:rsid="0016df89"/>
    </style:style>
    <style:style style:name="T2" style:family="text">
      <style:text-properties officeooo:rsid="0019e6b6"/>
    </style:style>
    <style:style style:name="T3" style:family="text">
      <style:text-properties officeooo:rsid="001e0cc6"/>
    </style:style>
    <style:style style:name="T4" style:family="text">
      <style:text-properties officeooo:rsid="00219733"/>
    </style:style>
    <style:style style:name="T5" style:family="text">
      <style:text-properties officeooo:rsid="0022d4d3"/>
    </style:style>
    <style:style style:name="T6" style:family="text">
      <style:text-properties officeooo:rsid="0023cf00"/>
    </style:style>
    <style:style style:name="T7" style:family="text">
      <style:text-properties officeooo:rsid="0029b0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ράτησα τον χρωματισμό <text:span text:style-name="T1">και αρκετά κομμάτια του σχεδιασμού </text:span>από την άσκηση 1, επειδή όμως προστέθηκε το accordion προτίμησα να αλλάξω την στοίχιση κάποιων components.</text:p>
      <text:p text:style-name="P1"/>
      <text:p text:style-name="P2">Προστέθηκαν <text:span text:style-name="T2">4 </text:span>radio buttons <text:span text:style-name="T2">(2 ζεύγη), </text:span>τα οποία επιλέγονται οταν πατήσει πανω ο χρήστης και αποεπιλέγονται όταν ο χρηστης επιλέξει το γειτονικό του.</text:p>
      <text:p text:style-name="P2"/>
      <text:p text:style-name="P8">Στα πεδία From &amp; To, <text:span text:style-name="T4">προστέθηκε η συνάρτηση autocomplete </text:span><text:span text:style-name="T5">της jQuery.</text:span></text:p>
      <text:p text:style-name="P4"/>
      <text:p text:style-name="P9">Στα πεδία ημερομηνίες αναχώρησης και επιστροφής, <text:span text:style-name="T7">επέλεξα την πρώτη επιλογή με το date picker της html.</text:span></text:p>
      <text:p text:style-name="P4"/>
      <text:p text:style-name="P5">Το κουμπί search καλεί την διαδικασία ελέγχου κενής εισόδου στα παραπάνω πεδία.</text:p>
      <text:p text:style-name="P5"/>
      <text:p text:style-name="P6">Τα κουμπιά στο κάτω μέρος της σελίδας έχουν τα κατάλληλα εικονίδια, που αντιπροσωπεύουν την εκάστωτε κατηγορία. <text:span text:style-name="T3">Επίσης πηγαίνουν τον χρήστη σε αντίστοιχες σελίδες.</text:span></text:p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1:46:58.938358987</meta:creation-date>
    <meta:generator>LibreOffice/7.3.6.2$Linux_X86_64 LibreOffice_project/30$Build-2</meta:generator>
    <dc:date>2022-11-06T22:03:38.114001813</dc:date>
    <meta:editing-duration>PT16M26S</meta:editing-duration>
    <meta:editing-cycles>26</meta:editing-cycles>
    <meta:document-statistic meta:table-count="0" meta:image-count="0" meta:object-count="0" meta:page-count="1" meta:paragraph-count="6" meta:word-count="109" meta:character-count="724" meta:non-whitespace-character-count="621"/>
  </office:meta>
</office:document-meta>
</file>